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FFFF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fo:background-color="#FFFFFF"/>
    </style:style>
    <style:style style:name="ce6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Excel_32_Built-in_32_Comma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7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8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8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number-columns-spanned="1" table:number-rows-spanned="2" table:style-name="ce70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71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2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1.1.07.02.01</text:p>
          </table:table-cell>
          <table:table-cell office:value-type="string" table:style-name="ce20">
            <text:p>Retenciones en la Fuente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office:value-type="string" table:style-name="ce19">
            <text:p>1.1.07.02.01</text:p>
          </table:table-cell>
          <table:table-cell office:value-type="string" table:style-name="ce20">
            <text:p>Retenciones en la Fuente</text:p>
          </table:table-cell>
          <table:table-cell table:style-name="ce26"/>
          <table:table-cell table:style-name="ce2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RR0002</text:p>
          </table:table-cell>
          <table:table-cell office:value-type="string" table:style-name="ce28">
            <text:p>RETENCIÓN EN LA FUENTE <text:s/>(5%)</text:p>
          </table:table-cell>
          <table:table-cell table:style-name="ce21"/>
          <table:table-cell office:value-type="float" office:value="125" table:style-name="ce22">
            <text:p>125</text:p>
          </table:table-cell>
          <table:table-cell table:style-name="ce23"/>
          <table:table-cell table:style-name="ce24"/>
          <table:table-cell office:value-type="float" office:value="125" table:formula="of:=[.D11]+[.E11]-[.F11]" table:style-name="ce25">
            <text:p>125</text:p>
          </table:table-cell>
          <table:table-cell office:value-type="string" table:style-name="ce19">
            <text:p>RR0002</text:p>
          </table:table-cell>
          <table:table-cell office:value-type="string" table:style-name="ce28">
            <text:p>RETENCIÓN EN LA FUENTE <text:s/>(5%)</text:p>
          </table:table-cell>
          <table:table-cell office:value-type="float" office:value="236.98" table:style-name="ce26">
            <text:p>237</text:p>
          </table:table-cell>
          <table:table-cell office:value-type="float" office:value="-111.97999999999999" table:formula="of:=+[.G11]-[.J11]" table:style-name="ce27">
            <text:p>-11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RR0003</text:p>
          </table:table-cell>
          <table:table-cell office:value-type="string" table:style-name="ce28">
            <text:p>RETENCION EN LA FUENTE (2%)</text:p>
          </table:table-cell>
          <table:table-cell table:style-name="ce21"/>
          <table:table-cell office:value-type="float" office:value="208.56" table:style-name="ce22">
            <text:p>209</text:p>
          </table:table-cell>
          <table:table-cell table:style-name="ce23"/>
          <table:table-cell table:style-name="ce24"/>
          <table:table-cell office:value-type="float" office:value="208.56" table:formula="of:=[.D12]+[.E12]-[.F12]" table:style-name="ce25">
            <text:p>209</text:p>
          </table:table-cell>
          <table:table-cell office:value-type="string" table:style-name="ce19">
            <text:p>RR0003</text:p>
          </table:table-cell>
          <table:table-cell office:value-type="string" table:style-name="ce28">
            <text:p>RETENCION EN LA FUENTE (2%)</text:p>
          </table:table-cell>
          <table:table-cell office:value-type="float" office:value="38834.74" table:style-name="ce26">
            <text:p>38.835</text:p>
          </table:table-cell>
          <table:table-cell office:value-type="float" office:value="-38626.18" table:formula="of:=+[.G12]-[.J12]" table:style-name="ce27">
            <text:p>-38.62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RR0004</text:p>
          </table:table-cell>
          <table:table-cell office:value-type="string" table:style-name="ce28">
            <text:p>1% IMPUESTO A LA RENTA</text:p>
          </table:table-cell>
          <table:table-cell table:style-name="ce21"/>
          <table:table-cell office:value-type="float" office:value="0" table:style-name="ce22">
            <text:p>0</text:p>
          </table:table-cell>
          <table:table-cell table:style-name="ce23"/>
          <table:table-cell table:style-name="ce24"/>
          <table:table-cell office:value-type="float" office:value="0" table:formula="of:=[.D13]+[.E13]-[.F13]" table:style-name="ce25">
            <text:p>0</text:p>
          </table:table-cell>
          <table:table-cell office:value-type="string" table:style-name="ce19">
            <text:p>RR0004</text:p>
          </table:table-cell>
          <table:table-cell office:value-type="string" table:style-name="ce28">
            <text:p>1% IMPUESTO A LA RENTA</text:p>
          </table:table-cell>
          <table:table-cell office:value-type="float" office:value="0.9" table:style-name="ce26">
            <text:p>1</text:p>
          </table:table-cell>
          <table:table-cell office:value-type="float" office:value="-0.9" table:formula="of:=+[.G13]-[.J13]" table:style-name="ce27">
            <text:p>-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RR0014</text:p>
          </table:table-cell>
          <table:table-cell office:value-type="string" table:style-name="ce28">
            <text:p>RETENCION EN LA FUENTE (2.75%)</text:p>
          </table:table-cell>
          <table:table-cell table:style-name="ce21"/>
          <table:table-cell office:value-type="float" office:value="14717.15" table:style-name="ce22">
            <text:p>14.717</text:p>
          </table:table-cell>
          <table:table-cell table:style-name="ce23"/>
          <table:table-cell table:style-name="ce24"/>
          <table:table-cell office:value-type="float" office:value="14717.15" table:formula="of:=[.D14]+[.E14]-[.F14]" table:style-name="ce25">
            <text:p>14.717</text:p>
          </table:table-cell>
          <table:table-cell office:value-type="string" table:style-name="ce19">
            <text:p>RR0014</text:p>
          </table:table-cell>
          <table:table-cell office:value-type="string" table:style-name="ce28">
            <text:p>RETENCION EN LA FUENTE (2.75%)</text:p>
          </table:table-cell>
          <table:table-cell office:value-type="float" office:value="13663.47" table:style-name="ce26">
            <text:p>13.663</text:p>
          </table:table-cell>
          <table:table-cell office:value-type="float" office:value="1053.6800000000003" table:formula="of:=+[.G14]-[.J14]" table:style-name="ce27">
            <text:p>1.05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RR0015</text:p>
          </table:table-cell>
          <table:table-cell office:value-type="string" table:style-name="ce28">
            <text:p>RETENCION EN LA FUENTE (1.75%)</text:p>
          </table:table-cell>
          <table:table-cell table:style-name="ce21"/>
          <table:table-cell office:value-type="float" office:value="1.7" table:style-name="ce22">
            <text:p>2</text:p>
          </table:table-cell>
          <table:table-cell table:style-name="ce23"/>
          <table:table-cell table:style-name="ce24"/>
          <table:table-cell office:value-type="float" office:value="1.7" table:formula="of:=[.D15]+[.E15]-[.F15]" table:style-name="ce25">
            <text:p>2</text:p>
          </table:table-cell>
          <table:table-cell office:value-type="string" table:style-name="ce19">
            <text:p>RR0015</text:p>
          </table:table-cell>
          <table:table-cell office:value-type="string" table:style-name="ce28">
            <text:p>RETENCION EN LA FUENTE (1.75%)</text:p>
          </table:table-cell>
          <table:table-cell office:value-type="float" office:value="0.78" table:style-name="ce26">
            <text:p>1</text:p>
          </table:table-cell>
          <table:table-cell office:value-type="float" office:value="0.91999999999999993" table:formula="of:=+[.G15]-[.J15]" table:style-name="ce27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style-name="ce29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19"/>
          <table:table-cell table:style-name="ce29"/>
          <table:table-cell table:style-name="ce26"/>
          <table:table-cell table:style-name="ce2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1.1.07.03.01</text:p>
          </table:table-cell>
          <table:table-cell office:value-type="string" table:style-name="ce20">
            <text:p>Retenciones de IVA</text:p>
          </table:table-cell>
          <table:table-cell table:style-name="ce30"/>
          <table:table-cell table:style-name="ce24"/>
          <table:table-cell table:style-name="ce23"/>
          <table:table-cell table:style-name="ce24"/>
          <table:table-cell table:style-name="ce25"/>
          <table:table-cell office:value-type="string" table:style-name="ce19">
            <text:p>1.1.07.03.01</text:p>
          </table:table-cell>
          <table:table-cell office:value-type="string" table:style-name="ce20">
            <text:p>Retenciones de IVA</text:p>
          </table:table-cell>
          <table:table-cell table:style-name="ce24"/>
          <table:table-cell office:value-type="float" office:value="0" table:formula="of:=+[.G17]-[.J17]" table:style-name="ce27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IR006</text:p>
          </table:table-cell>
          <table:table-cell office:value-type="string" table:style-name="ce28">
            <text:p>CREDITO TRIBUTARIO POR RETENCIONES DEL IVA</text:p>
          </table:table-cell>
          <table:table-cell table:style-name="ce30"/>
          <table:table-cell office:value-type="float" office:value="576.98" table:style-name="ce24">
            <text:p>577</text:p>
          </table:table-cell>
          <table:table-cell table:style-name="ce23"/>
          <table:table-cell table:style-name="ce24"/>
          <table:table-cell office:value-type="float" office:value="576.98" table:formula="of:=[.D18]+[.E18]-[.F18]" table:style-name="ce25">
            <text:p>577</text:p>
          </table:table-cell>
          <table:table-cell office:value-type="string" table:style-name="ce19">
            <text:p>IR006</text:p>
          </table:table-cell>
          <table:table-cell office:value-type="string" table:style-name="ce28">
            <text:p>CREDITO TRIBUTARIO POR RETENCIONES DEL IVA</text:p>
          </table:table-cell>
          <table:table-cell office:value-type="float" office:value="877.36" table:style-name="ce24">
            <text:p>877</text:p>
          </table:table-cell>
          <table:table-cell office:value-type="float" office:value="-300.38" table:formula="of:=+[.G18]-[.J18]" table:style-name="ce27">
            <text:p>-3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IR002</text:p>
          </table:table-cell>
          <table:table-cell office:value-type="string" table:style-name="ce28">
            <text:p>IVA POR LA PRESTACION DE OTROS SERVICIOS 70%</text:p>
          </table:table-cell>
          <table:table-cell table:style-name="ce30"/>
          <table:table-cell office:value-type="float" office:value="5751.31" table:style-name="ce24">
            <text:p>5.751</text:p>
          </table:table-cell>
          <table:table-cell table:style-name="ce23"/>
          <table:table-cell table:style-name="ce24"/>
          <table:table-cell office:value-type="float" office:value="5751.31" table:formula="of:=[.D19]+[.E19]-[.F19]" table:style-name="ce25">
            <text:p>5.751</text:p>
          </table:table-cell>
          <table:table-cell office:value-type="string" table:style-name="ce19">
            <text:p>IR002</text:p>
          </table:table-cell>
          <table:table-cell office:value-type="string" table:style-name="ce28">
            <text:p>IVA POR LA PRESTACION DE OTROS SERVICIOS 70%</text:p>
          </table:table-cell>
          <table:table-cell office:value-type="float" office:value="4421.41" table:style-name="ce24">
            <text:p>4.421</text:p>
          </table:table-cell>
          <table:table-cell office:value-type="float" office:value="1329.9000000000005" table:formula="of:=+[.G19]-[.J19]" table:style-name="ce27">
            <text:p>1.33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IR003</text:p>
          </table:table-cell>
          <table:table-cell office:value-type="string" table:style-name="ce28">
            <text:p>IVA POR LA PRESTACION DE SERVICIOS PROFECIONALES 100%</text:p>
          </table:table-cell>
          <table:table-cell table:style-name="ce30"/>
          <table:table-cell office:value-type="float" office:value="19.8" table:style-name="ce24">
            <text:p>20</text:p>
          </table:table-cell>
          <table:table-cell table:style-name="ce23"/>
          <table:table-cell table:style-name="ce24"/>
          <table:table-cell office:value-type="float" office:value="19.8" table:formula="of:=[.D20]+[.E20]-[.F20]" table:style-name="ce25">
            <text:p>20</text:p>
          </table:table-cell>
          <table:table-cell office:value-type="string" table:style-name="ce19">
            <text:p>IR003</text:p>
          </table:table-cell>
          <table:table-cell office:value-type="string" table:style-name="ce28">
            <text:p>IVA POR LA PRESTACION DE SERVICIOS PROFECIONALES 100%</text:p>
          </table:table-cell>
          <table:table-cell office:value-type="float" office:value="13.78" table:style-name="ce24">
            <text:p>14</text:p>
          </table:table-cell>
          <table:table-cell office:value-type="float" office:value="6.0200000000000014" table:formula="of:=+[.G20]-[.J20]" table:style-name="ce27">
            <text:p>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style-name="ce29"/>
          <table:table-cell table:style-name="ce30"/>
          <table:table-cell table:style-name="ce24"/>
          <table:table-cell table:style-name="ce23"/>
          <table:table-cell table:style-name="ce24"/>
          <table:table-cell table:style-name="ce25"/>
          <table:table-cell table:style-name="ce19"/>
          <table:table-cell table:style-name="ce29"/>
          <table:table-cell table:style-name="ce24"/>
          <table:table-cell table:style-name="ce2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1.1.07.01.01</text:p>
          </table:table-cell>
          <table:table-cell office:value-type="string" table:style-name="ce29">
            <text:p>Anticipo Impuesto a la Renta</text:p>
          </table:table-cell>
          <table:table-cell table:style-name="ce30"/>
          <table:table-cell office:value-type="float" office:value="22376.09" table:style-name="ce24">
            <text:p>22.376</text:p>
          </table:table-cell>
          <table:table-cell table:style-name="ce23"/>
          <table:table-cell table:style-name="ce24"/>
          <table:table-cell office:value-type="float" office:value="22376.09" table:formula="of:=[.D22]+[.E22]-[.F22]" table:style-name="ce25">
            <text:p>22.376</text:p>
          </table:table-cell>
          <table:table-cell office:value-type="string" table:style-name="ce19">
            <text:p>1.1.07.01.01</text:p>
          </table:table-cell>
          <table:table-cell office:value-type="string" table:style-name="ce29">
            <text:p>Anticipo Impuesto a la Renta</text:p>
          </table:table-cell>
          <table:table-cell office:value-type="float" office:value="5559.34" table:style-name="ce24">
            <text:p>5.559</text:p>
          </table:table-cell>
          <table:table-cell office:value-type="float" office:value="16816.75" table:formula="of:=+[.G22]-[.J22]" table:style-name="ce27">
            <text:p>16.81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1.1.07.01.02</text:p>
          </table:table-cell>
          <table:table-cell office:value-type="string" table:style-name="ce29">
            <text:p>Anticipo Impuesto a la Renta Años Anteriores</text:p>
          </table:table-cell>
          <table:table-cell table:style-name="ce30"/>
          <table:table-cell office:value-type="float" office:value="0" table:style-name="ce24">
            <text:p>0</text:p>
          </table:table-cell>
          <table:table-cell table:style-name="ce23"/>
          <table:table-cell table:style-name="ce24"/>
          <table:table-cell office:value-type="float" office:value="0" table:formula="of:=[.D23]+[.E23]-[.F23]" table:style-name="ce25">
            <text:p>0</text:p>
          </table:table-cell>
          <table:table-cell office:value-type="string" table:style-name="ce19">
            <text:p>1.1.07.01.02</text:p>
          </table:table-cell>
          <table:table-cell office:value-type="string" table:style-name="ce29">
            <text:p>Anticipo Impuesto a la Renta Años Anteriores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23]-[.J23]" table:style-name="ce27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9">
            <text:p>1.1.07.03.02</text:p>
          </table:table-cell>
          <table:table-cell office:value-type="string" table:style-name="ce29">
            <text:p>IVA Crédito Tributario</text:p>
          </table:table-cell>
          <table:table-cell table:style-name="ce30"/>
          <table:table-cell office:value-type="float" office:value="4359.09" table:style-name="ce24">
            <text:p>4.359</text:p>
          </table:table-cell>
          <table:table-cell table:style-name="ce23"/>
          <table:table-cell table:style-name="ce24"/>
          <table:table-cell office:value-type="float" office:value="4359.09" table:formula="of:=[.D24]+[.E24]-[.F24]" table:style-name="ce25">
            <text:p>4.359</text:p>
          </table:table-cell>
          <table:table-cell office:value-type="string" table:style-name="ce19">
            <text:p>1.1.07.03.02</text:p>
          </table:table-cell>
          <table:table-cell office:value-type="string" table:style-name="ce29">
            <text:p>IVA Crédito Tributario</text:p>
          </table:table-cell>
          <table:table-cell office:value-type="float" office:value="3261.05" table:style-name="ce24">
            <text:p>3.261</text:p>
          </table:table-cell>
          <table:table-cell office:value-type="float" office:value="1098.04" table:formula="of:=+[.G24]-[.J24]" table:style-name="ce27">
            <text:p>1.09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office:value-type="string" table:style-name="ce29">
            <text:p>Intereses Pagados por Anticipado</text:p>
          </table:table-cell>
          <table:table-cell table:style-name="ce30"/>
          <table:table-cell office:value-type="float" office:value="0" table:style-name="ce24">
            <text:p>0</text:p>
          </table:table-cell>
          <table:table-cell table:style-name="ce23"/>
          <table:table-cell table:style-name="ce24"/>
          <table:table-cell office:value-type="float" office:value="0" table:formula="of:=[.D25]+[.E25]-[.F25]" table:style-name="ce25">
            <text:p>0</text:p>
          </table:table-cell>
          <table:table-cell table:style-name="ce19"/>
          <table:table-cell office:value-type="string" table:style-name="ce29">
            <text:p>Intereses Pagados por Anticipado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25]-[.J25]" table:style-name="ce27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office:value-type="string" table:style-name="ce29">
            <text:p>Seguros pagados por Anticipados</text:p>
          </table:table-cell>
          <table:table-cell table:style-name="ce30"/>
          <table:table-cell office:value-type="float" office:value="0" table:style-name="ce24">
            <text:p>0</text:p>
          </table:table-cell>
          <table:table-cell table:style-name="ce23"/>
          <table:table-cell table:style-name="ce24"/>
          <table:table-cell office:value-type="float" office:value="0" table:formula="of:=[.D26]+[.E26]-[.F26]" table:style-name="ce25">
            <text:p>0</text:p>
          </table:table-cell>
          <table:table-cell table:style-name="ce19"/>
          <table:table-cell office:value-type="string" table:style-name="ce29">
            <text:p>Seguros pagados por Anticipados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26]-[.J26]" table:style-name="ce27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1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table:style-name="ce25"/>
          <table:table-cell table:style-name="ce19"/>
          <table:table-cell table:style-name="ce29"/>
          <table:table-cell table:style-name="ce24"/>
          <table:table-cell table:style-name="ce27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48135.679999999993" table:formula="of:=SUM([.D9:.D28])" table:style-name="ce42">
            <text:p>48.136</text:p>
          </table:table-cell>
          <table:table-cell office:value-type="float" office:value="0" table:formula="of:=SUM([.E9:.E28])" table:style-name="ce42">
            <text:p>0</text:p>
          </table:table-cell>
          <table:table-cell office:value-type="float" office:value="0" table:formula="of:=SUM([.F9:.F28])" table:style-name="ce42">
            <text:p>0</text:p>
          </table:table-cell>
          <table:table-cell office:value-type="float" office:value="48135.679999999993" table:formula="of:=SUM([.G9:.G28])" table:style-name="ce42">
            <text:p>48.136</text:p>
          </table:table-cell>
          <table:table-cell table:number-columns-repeated="2" table:style-name="ce40"/>
          <table:table-cell office:value-type="float" office:value="66869.81" table:formula="of:=SUM([.J9:.J28])" table:style-name="ce42">
            <text:p>66.870</text:p>
          </table:table-cell>
          <table:table-cell office:value-type="float" office:value="-18734.130000000005" table:formula="of:=SUM([.K9:.K28])" table:style-name="ce43">
            <text:p>-18.734</text:p>
          </table:table-cell>
          <table:table-cell table:style-name="ce44"/>
          <table:table-cell table:number-columns-repeated="16372" table:style-name="ce45"/>
        </table:table-row>
        <table:table-row table:style-name="ro1">
          <table:table-cell table:number-columns-repeated="12" table:style-name="ce46"/>
          <table:table-cell table:number-columns-repeated="16372" table:style-name="ce1"/>
        </table:table-row>
        <table:table-row table:style-name="ro1">
          <table:table-cell table:style-name="ce46"/>
          <table:table-cell table:style-name="ce47"/>
          <table:table-cell table:style-name="ce73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7" table:style-name="ce46"/>
          <table:table-cell table:number-columns-repeated="16372" table:style-name="ce1"/>
        </table:table-row>
        <table:table-row table:style-name="ro1">
          <table:table-cell table:style-name="ce46"/>
          <table:table-cell office:value-type="string" table:style-name="ce50">
            <text:p>Nota a los estados financieros:</text:p>
          </table:table-cell>
          <table:table-cell table:style-name="ce77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46"/>
          <table:table-cell table:number-columns-repeated="16372" table:style-name="ce1"/>
        </table:table-row>
        <table:table-row table:style-name="ro1">
          <table:table-cell table:style-name="ce46"/>
          <table:table-cell table:style-name="ce53"/>
          <table:table-cell table:style-name="ce74"/>
          <table:table-cell table:style-name="ce54"/>
          <table:table-cell table:style-name="ce55"/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office:value-type="string" table:style-name="ce56">
            <text:p>Retenciones en la Fuente de IVA</text:p>
          </table:table-cell>
          <table:table-cell table:style-name="ce75"/>
          <table:table-cell office:value-type="float" office:value="15052.41" table:formula="of:=SUM([.G10:.G16])" table:style-name="ce57">
            <text:p>15.052</text:p>
          </table:table-cell>
          <table:table-cell office:value-type="float" office:value="52736.87" table:formula="of:=SUM([.J10:.J16])" table:style-name="ce57">
            <text:p>52.737</text:p>
          </table:table-cell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office:value-type="string" table:style-name="ce56">
            <text:p>Retenciones en la Fuente del Impuesto a la Renta</text:p>
          </table:table-cell>
          <table:table-cell table:style-name="ce75"/>
          <table:table-cell office:value-type="float" office:value="6348.0900000000011" table:formula="of:=SUM([.G17:.G21])" table:style-name="ce57">
            <text:p>6.348</text:p>
          </table:table-cell>
          <table:table-cell office:value-type="float" office:value="5312.5499999999993" table:formula="of:=SUM([.J17:.J21])" table:style-name="ce57">
            <text:p>5.313</text:p>
          </table:table-cell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office:value-type="string" table:style-name="ce56">
            <text:p>Crédito Tributario de años anteriores</text:p>
          </table:table-cell>
          <table:table-cell table:style-name="ce75"/>
          <table:table-cell office:value-type="float" office:value="22376.09" table:formula="of:=[.G22]" table:style-name="ce57">
            <text:p>22.376</text:p>
          </table:table-cell>
          <table:table-cell office:value-type="float" office:value="5559.34" table:formula="of:=[.J22]" table:style-name="ce57">
            <text:p>5.559</text:p>
          </table:table-cell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office:value-type="string" table:style-name="ce56">
            <text:p>Impuesto al valor agregado</text:p>
          </table:table-cell>
          <table:table-cell table:style-name="ce75"/>
          <table:table-cell office:value-type="float" office:value="4359.09" table:formula="of:=[.G24]" table:style-name="ce57">
            <text:p>4.359</text:p>
          </table:table-cell>
          <table:table-cell office:value-type="float" office:value="3261.05" table:formula="of:=[.J24]" table:style-name="ce57">
            <text:p>3.261</text:p>
          </table:table-cell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table:style-name="ce56"/>
          <table:table-cell table:style-name="ce75"/>
          <table:table-cell table:number-columns-repeated="2" table:style-name="ce58"/>
          <table:table-cell table:number-columns-repeated="7" table:style-name="ce46"/>
          <table:table-cell table:number-columns-repeated="16372"/>
        </table:table-row>
        <table:table-row table:style-name="ro1">
          <table:table-cell table:style-name="ce46"/>
          <table:table-cell office:value-type="string" table:style-name="ce50">
            <text:p>Total</text:p>
          </table:table-cell>
          <table:table-cell table:style-name="ce76"/>
          <table:table-cell office:value-type="float" office:value="48135.679999999993" table:formula="of:=+SUM([.D34:.D38])" table:style-name="ce42">
            <text:p>48.136</text:p>
          </table:table-cell>
          <table:table-cell office:value-type="float" office:value="66869.81" table:formula="of:=+SUM([.E34:.E38])" table:style-name="ce42">
            <text:p>66.870</text:p>
          </table:table-cell>
          <table:table-cell table:number-columns-repeated="7" table:style-name="ce46"/>
          <table:table-cell table:number-columns-repeated="16372"/>
        </table:table-row>
        <table:table-row table:style-name="ro1">
          <table:table-cell table:number-columns-repeated="12" table:style-name="ce46"/>
          <table:table-cell table:number-columns-repeated="16372"/>
        </table:table-row>
        <table:table-row table:style-name="ro1">
          <table:table-cell office:value-type="string" table:style-name="ce59">
            <text:p>Fuente:</text:p>
          </table:table-cell>
          <table:table-cell table:number-columns-repeated="9" table:style-name="ce60"/>
          <table:table-cell table:style-name="ce61"/>
          <table:table-cell table:style-name="ce46"/>
          <table:table-cell table:number-columns-repeated="16372"/>
        </table:table-row>
        <table:table-row table:style-name="ro1">
          <table:table-cell office:value-type="string" table:style-name="ce62">
            <text:p>Estados Financieros de la compañía proporcionado por el cliente y mayores generales, para el año corriente</text:p>
          </table:table-cell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style-name="ro1">
          <table:table-cell office:value-type="string" table:style-name="ce62">
            <text:p>Nuestros papeles de trabajo y balance de comprobación del 2020 para el año anterior.</text:p>
          </table:table-cell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style-name="ro1">
          <table:table-cell table:style-name="ce62"/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style-name="ro1">
          <table:table-cell office:value-type="string" table:style-name="ce64">
            <text:p>Trabajo realizado:</text:p>
          </table:table-cell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number-rows-repeated="3" table:style-name="ro1">
          <table:table-cell table:style-name="ce62"/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style-name="ro1">
          <table:table-cell office:value-type="string" table:style-name="ce64">
            <text:p>Conclusiones:</text:p>
          </table:table-cell>
          <table:table-cell table:number-columns-repeated="9" table:style-name="ce46"/>
          <table:table-cell table:style-name="ce63"/>
          <table:table-cell table:style-name="ce46"/>
          <table:table-cell table:number-columns-repeated="16372"/>
        </table:table-row>
        <table:table-row table:number-rows-repeated="3" table:style-name="ro1">
          <table:table-cell table:number-columns-repeated="10" table:style-name="ce46"/>
          <table:table-cell table:style-name="ce63"/>
          <table:table-cell table:style-name="ce46"/>
          <table:table-cell table:number-columns-repeated="16372"/>
        </table:table-row>
        <table:table-row table:number-rows-repeated="4" table:style-name="ro1">
          <table:table-cell table:number-columns-repeated="12" table:style-name="ce46"/>
          <table:table-cell table:number-columns-repeated="16372"/>
        </table:table-row>
        <table:table-row table:number-rows-repeated="10485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5T18:07:05Z</dc:date>
    <meta:editing-cycles>7</meta:editing-cycles>
    <meta:editing-duration>PT3539S</meta:editing-duration>
  </office:meta>
</office:document-meta>
</file>